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51cm" fo:margin-left="0.014cm" table:align="left" style:writing-mode="lr-tb"/>
    </style:style>
    <style:style style:name="Table1.A" style:family="table-column">
      <style:table-column-properties style:column-width="5.105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4.424cm"/>
    </style:style>
    <style:style style:name="Table1.D" style:family="table-column">
      <style:table-column-properties style:column-width="3.863cm"/>
    </style:style>
    <style:style style:name="Table1.1" style:family="table-row">
      <style:table-row-properties style:min-row-height="1.212cm" style:keep-together="true" fo:keep-together="auto"/>
    </style:style>
    <style:style style:name="Table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72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736cm" style:keep-together="true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743cm" style:keep-together="true" fo:keep-together="auto"/>
    </style:style>
    <style:style style:name="Table1.5" style:family="table-row">
      <style:table-row-properties style:min-row-height="0.732cm" style:keep-together="true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min-row-height="0.764cm" style:keep-together="true" fo:keep-together="auto"/>
    </style:style>
    <style:style style:name="Table1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7" style:family="table-row">
      <style:table-row-properties style:min-row-height="0.725cm" style:keep-together="true" fo:keep-together="auto"/>
    </style:style>
    <style:style style:name="Table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8" style:family="table-row">
      <style:table-row-properties style:min-row-height="0.709cm" style:keep-together="true" fo:keep-together="auto"/>
    </style:style>
    <style:style style:name="Table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9" style:family="table-row">
      <style:table-row-properties style:min-row-height="0.751cm" style:keep-together="true" fo:keep-together="auto"/>
    </style:style>
    <style:style style:name="Table1.10" style:family="table-row">
      <style:table-row-properties style:min-row-height="6.308cm" style:keep-together="true" fo:keep-together="auto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11" style:family="table-row">
      <style:table-row-properties style:min-row-height="1.274cm" style:keep-together="true" fo:keep-together="auto"/>
    </style:style>
    <style:style style:name="Table1.A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12" style:family="table-row">
      <style:table-row-properties style:keep-together="true" fo:keep-together="auto"/>
    </style:style>
    <style:style style:name="Table1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13" style:family="table-row">
      <style:table-row-properties style:min-row-height="3.577cm" style:keep-together="true" fo:keep-together="auto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14" style:family="table-row">
      <style:table-row-properties style:min-row-height="3.478cm" style:keep-together="true" fo:keep-together="auto"/>
    </style:style>
    <style:style style:name="Table1.A1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951cm" fo:margin-left="0.014cm" table:align="left" style:writing-mode="lr-tb"/>
    </style:style>
    <style:style style:name="Table2.A" style:family="table-column">
      <style:table-column-properties style:column-width="5.105cm"/>
    </style:style>
    <style:style style:name="Table2.B" style:family="table-column">
      <style:table-column-properties style:column-width="3.56cm"/>
    </style:style>
    <style:style style:name="Table2.C" style:family="table-column">
      <style:table-column-properties style:column-width="4.424cm"/>
    </style:style>
    <style:style style:name="Table2.D" style:family="table-column">
      <style:table-column-properties style:column-width="3.863cm"/>
    </style:style>
    <style:style style:name="Table2.1" style:family="table-row">
      <style:table-row-properties style:min-row-height="1.212cm" style:keep-together="true" fo:keep-together="auto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727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0.736cm" style:keep-together="true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4" style:family="table-row">
      <style:table-row-properties style:min-row-height="0.743cm" style:keep-together="true" fo:keep-together="auto"/>
    </style:style>
    <style:style style:name="Table2.5" style:family="table-row">
      <style:table-row-properties style:min-row-height="0.732cm" style:keep-together="true"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6" style:family="table-row">
      <style:table-row-properties style:min-row-height="0.764cm" style:keep-together="true" fo:keep-together="auto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7" style:family="table-row">
      <style:table-row-properties style:min-row-height="0.725cm" style:keep-together="true" fo:keep-together="auto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8" style:family="table-row">
      <style:table-row-properties style:min-row-height="0.709cm" style:keep-together="true" fo:keep-together="auto"/>
    </style:style>
    <style:style style:name="Table2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9" style:family="table-row">
      <style:table-row-properties style:min-row-height="0.751cm" style:keep-together="true" fo:keep-together="auto"/>
    </style:style>
    <style:style style:name="Table2.10" style:family="table-row">
      <style:table-row-properties style:min-row-height="6.308cm" style:keep-together="true" fo:keep-together="auto"/>
    </style:style>
    <style:style style:name="Table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1.274cm" style:keep-together="true" fo:keep-together="auto"/>
    </style:style>
    <style:style style:name="Table2.A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2" style:family="table-row">
      <style:table-row-properties style:keep-together="true" fo:keep-together="auto"/>
    </style:style>
    <style:style style:name="Table2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3" style:family="table-row">
      <style:table-row-properties style:min-row-height="3.577cm" style:keep-together="true" fo:keep-together="auto"/>
    </style:style>
    <style:style style:name="Table2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14" style:family="table-row">
      <style:table-row-properties style:min-row-height="3.478cm" style:keep-together="true" fo:keep-together="auto"/>
    </style:style>
    <style:style style:name="Table2.A1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951cm" fo:margin-left="0.014cm" table:align="left" style:writing-mode="lr-tb"/>
    </style:style>
    <style:style style:name="Table3.A" style:family="table-column">
      <style:table-column-properties style:column-width="5.105cm"/>
    </style:style>
    <style:style style:name="Table3.B" style:family="table-column">
      <style:table-column-properties style:column-width="3.56cm"/>
    </style:style>
    <style:style style:name="Table3.C" style:family="table-column">
      <style:table-column-properties style:column-width="4.424cm"/>
    </style:style>
    <style:style style:name="Table3.D" style:family="table-column">
      <style:table-column-properties style:column-width="3.863cm"/>
    </style:style>
    <style:style style:name="Table3.1" style:family="table-row">
      <style:table-row-properties style:min-row-height="1.212cm" style:keep-together="true" fo:keep-together="auto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727cm" style:keep-together="true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3" style:family="table-row">
      <style:table-row-properties style:min-row-height="0.736cm" style:keep-together="true" fo:keep-together="auto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0.743cm" style:keep-together="true" fo:keep-together="auto"/>
    </style:style>
    <style:style style:name="Table3.5" style:family="table-row">
      <style:table-row-properties style:min-row-height="0.732cm" style:keep-together="true" fo:keep-together="auto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6" style:family="table-row">
      <style:table-row-properties style:min-row-height="0.764cm" style:keep-together="true" fo:keep-together="auto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7" style:family="table-row">
      <style:table-row-properties style:min-row-height="0.725cm" style:keep-together="true" fo:keep-together="auto"/>
    </style:style>
    <style:style style:name="Table3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8" style:family="table-row">
      <style:table-row-properties style:min-row-height="0.709cm" style:keep-together="true" fo:keep-together="auto"/>
    </style:style>
    <style:style style:name="Table3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9" style:family="table-row">
      <style:table-row-properties style:min-row-height="0.751cm" style:keep-together="true" fo:keep-together="auto"/>
    </style:style>
    <style:style style:name="Table3.10" style:family="table-row">
      <style:table-row-properties style:min-row-height="6.308cm" style:keep-together="true" fo:keep-together="auto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11" style:family="table-row">
      <style:table-row-properties style:min-row-height="1.274cm" style:keep-together="true" fo:keep-together="auto"/>
    </style:style>
    <style:style style:name="Table3.A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12" style:family="table-row">
      <style:table-row-properties style:keep-together="true" fo:keep-together="auto"/>
    </style:style>
    <style:style style:name="Table3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13" style:family="table-row">
      <style:table-row-properties style:min-row-height="3.577cm" style:keep-together="true" fo:keep-together="auto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14" style:family="table-row">
      <style:table-row-properties style:min-row-height="3.478cm" style:keep-together="true" fo:keep-together="auto"/>
    </style:style>
    <style:style style:name="Table3.A1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/>
    </style:style>
    <style:style style:name="P2" style:family="paragraph" style:parent-style-name="Standard">
      <style:paragraph-properties fo:text-align="center" style:justify-single-word="false" style:text-autospace="none" style:snap-to-layout-grid="false"/>
      <style:text-properties style:font-name="Arial1"/>
    </style:style>
    <style:style style:name="P3" style:family="paragraph" style:parent-style-name="Standard">
      <style:paragraph-properties style:text-autospace="none"/>
      <style:text-properties style:font-name="Arial1"/>
    </style:style>
    <style:style style:name="P4" style:family="paragraph" style:parent-style-name="Standard">
      <style:paragraph-properties style:text-autospace="none" style:snap-to-layout-grid="false"/>
      <style:text-properties style:font-name="Arial1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1" fo:font-size="11pt" fo:font-weight="bold" style:font-size-asian="11pt" style:font-weight-asian="bold" style:font-name-complex="Helvetica-Bold" style:font-size-complex="11pt" style:font-weight-complex="bold"/>
    </style:style>
    <style:style style:name="P6" style:family="paragraph" style:parent-style-name="Standard">
      <style:paragraph-properties fo:text-align="center" style:justify-single-word="false" style:text-autospace="none" style:snap-to-layout-grid="false"/>
      <style:text-properties style:font-name="Arial1" fo:font-size="11pt" fo:font-weight="bold" style:font-size-asian="11pt" style:font-weight-asian="bold" style:font-name-complex="Helvetica-Bold" style:font-size-complex="11pt" style:font-weight-complex="bold"/>
    </style:style>
    <style:style style:name="P7" style:family="paragraph" style:parent-style-name="Standard">
      <style:paragraph-properties style:text-autospace="none"/>
      <style:text-properties style:font-name="Arial1" fo:font-size="11pt" fo:font-weight="bold" style:font-size-asian="11pt" style:font-weight-asian="bold" style:font-name-complex="Helvetica-Bold" style:font-size-complex="11pt" style:font-weight-complex="bold"/>
    </style:style>
    <style:style style:name="P8" style:family="paragraph" style:parent-style-name="Standard">
      <style:paragraph-properties style:text-autospace="none" style:snap-to-layout-grid="false"/>
      <style:text-properties style:font-name="Arial1" fo:font-size="11pt" fo:font-weight="bold" style:font-size-asian="11pt" style:font-weight-asian="bold" style:font-name-complex="Helvetica-Bold" style:font-size-complex="11pt" style:font-weight-complex="bold"/>
    </style:style>
    <style:style style:name="P9" style:family="paragraph" style:parent-style-name="Standard">
      <style:paragraph-properties style:text-autospace="none"/>
      <style:text-properties style:font-name="Arial1" fo:font-size="11pt" fo:font-weight="bold" style:font-name-asian="Helvetica-Bold" style:font-size-asian="11pt" style:font-weight-asian="bold" style:font-name-complex="Helvetica-Bold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1" fo:font-size="11pt" style:font-size-asian="11pt" style:font-name-complex="Helvetica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1" fo:font-size="11pt" style:font-size-asian="11pt" style:font-name-complex="Helvetica-Bold" style:font-size-complex="11pt" style:font-weight-complex="bold"/>
    </style:style>
    <style:style style:name="P12" style:family="paragraph" style:parent-style-name="Standard">
      <style:paragraph-properties style:text-autospace="none"/>
      <style:text-properties style:font-name="Arial1" fo:font-size="11pt" fo:font-weight="normal" style:font-name-asian="Helvetica-Bold" style:font-size-asian="11pt" style:font-weight-asian="normal" style:font-name-complex="Helvetica-Bold" style:font-size-complex="11pt" style:font-weight-complex="normal"/>
    </style:style>
    <style:style style:name="P13" style:family="paragraph" style:parent-style-name="Standard">
      <style:paragraph-properties style:text-autospace="none"/>
      <style:text-properties style:font-name="Arial1" fo:font-size="9pt" style:font-size-asian="9pt" style:font-name-complex="Helvetica-Bold" style:font-size-complex="11pt" style:font-weight-complex="bold"/>
    </style:style>
    <style:style style:name="P14" style:family="paragraph" style:parent-style-name="Standard">
      <style:paragraph-properties style:text-autospace="none"/>
      <style:text-properties style:font-name="Arial1" fo:font-size="5pt" style:font-size-asian="5pt" style:font-name-complex="Helvetica" style:font-size-complex="11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1" fo:font-size="5pt" style:font-size-asian="5pt" style:font-name-complex="Helvetica" style:font-size-complex="10pt"/>
    </style:style>
    <style:style style:name="P16" style:family="paragraph" style:parent-style-name="Standard">
      <style:text-properties style:font-name="Arial1" fo:font-size="10pt" fo:font-weight="bold" style:font-size-asian="10pt" style:font-weight-asian="bold" style:font-name-complex="Helvetica-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Helvetica-Bold" style:font-size-complex="10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name-complex="Helvetica-Bold" style:font-size-complex="10pt" style:font-weight-complex="bold"/>
    </style:style>
    <style:style style:name="P19" style:family="paragraph" style:parent-style-name="Standard">
      <style:paragraph-properties style:text-autospace="none" style:snap-to-layout-grid="false"/>
      <style:text-properties style:font-name="Arial1" fo:font-size="10pt" fo:font-weight="bold" style:font-size-asian="10pt" style:font-weight-asian="bold" style:font-name-complex="Helvetica-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weight="bold" style:font-name-asian="Helvetica-Bold" style:font-weight-asian="bold" style:font-name-complex="Helvetica-Bold" style:font-size-complex="10pt" style:font-weight-complex="bold"/>
    </style:style>
    <style:style style:name="P21" style:family="paragraph" style:parent-style-name="Text_20_body">
      <style:text-properties style:font-name="Arial" fo:font-weight="bold" style:font-weight-asian="bold" style:font-weight-complex="bold"/>
    </style:style>
    <style:style style:name="P22" style:family="paragraph" style:parent-style-name="Text_20_body">
      <style:paragraph-properties fo:break-before="page"/>
      <style:text-properties style:font-name="Arial" fo:font-weight="bold" style:font-weight-asian="bold" style:font-weight-complex="bold"/>
    </style:style>
    <style:style style:name="P23" style:family="paragraph" style:parent-style-name="Text_20_body" style:list-style-name="L1">
      <style:text-properties style:font-name="Arial" fo:font-weight="bold" style:font-weight-asian="bold" style:font-weight-complex="bold"/>
    </style:style>
    <style:style style:name="P24" style:family="paragraph" style:parent-style-name="Text_20_body" style:list-style-name="L1">
      <style:text-properties style:font-name="Arial" fo:font-size="11pt" fo:font-weight="bold" style:font-weight-asian="bold" style:font-weight-complex="bold"/>
    </style:style>
    <style:style style:name="T1" style:family="text">
      <style:text-properties fo:font-size="11pt"/>
    </style:style>
    <style:style style:name="T2" style:family="text">
      <style:text-properties fo:font-size="11pt" fo:font-weight="normal" style:font-weight-asian="normal" style:font-weight-complex="normal"/>
    </style:style>
    <style:style style:name="T3" style:family="text">
      <style:text-properties fo:font-size="11pt" fo:font-weight="normal" style:font-name-asian="Helvetica-Bold" style:font-size-asian="11pt" style:font-weight-asian="normal" style:font-name-complex="Helvetica-Bold" style:font-size-complex="11pt" style:font-weight-complex="normal"/>
    </style:style>
    <style:style style:name="T4" style:family="text">
      <style:text-properties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T5" style:family="text">
      <style:text-properties fo:font-size="11pt" fo:font-weight="bold" style:font-size-asian="11pt" style:font-weight-asian="bold" style:font-name-complex="Helvetica-Bold" style:font-size-complex="11pt" style:font-weight-complex="bold"/>
    </style:style>
    <style:style style:name="T6" style:family="text">
      <style:text-properties fo:font-size="11pt" fo:font-weight="bold" style:font-name-asian="Helvetica-Bold" style:font-size-asian="11pt" style:font-weight-asian="bold" style:font-name-complex="Helvetica-Bold" style:font-size-complex="11pt" style:font-weight-complex="bold"/>
    </style:style>
    <style:style style:name="T7" style:family="text">
      <style:text-properties fo:font-size="11pt" style:font-size-asian="11pt" style:font-name-complex="Helvetica-Bold" style:font-size-complex="11pt" style:font-weight-complex="bold"/>
    </style:style>
    <style:style style:name="T8" style:family="text">
      <style:text-properties fo:font-size="11pt" style:font-size-asian="11pt" style:font-name-complex="Helvetica" style:font-size-complex="11pt"/>
    </style:style>
    <style:style style:name="T9" style:family="text">
      <style:text-properties fo:font-size="11pt" style:font-name-asian="Helvetica-Bold" style:font-size-asian="11pt" style:font-name-complex="Helvetica-Bold" style:font-size-complex="11pt" style:font-weight-complex="bold"/>
    </style:style>
    <style:style style:name="T10" style:family="text">
      <style:text-properties fo:font-size="11pt" style:font-name-asian="Helvetica" style:font-size-asian="11pt" style:font-name-complex="Helvetica" style:font-size-complex="11pt"/>
    </style:style>
    <style:style style:name="T11" style:family="text">
      <style:text-properties fo:font-size="11pt" style:font-name-asian="Symbol" style:font-size-asian="11pt" style:font-name-complex="Symbol" style:font-size-complex="11pt"/>
    </style:style>
    <style:style style:name="T12" style:family="text">
      <style:text-properties style:font-name-asian="Helvetica-Bold"/>
    </style:style>
    <style:style style:name="T13" style:family="text">
      <style:text-properties style:font-name-asian="Helvetica"/>
    </style:style>
    <style:style style:name="T14" style:family="text">
      <style:text-properties fo:font-size="14pt" fo:font-weight="bold" style:font-size-asian="14pt" style:font-weight-asian="bold" style:font-name-complex="Helvetica-Bold" style:font-size-complex="14pt" style:font-weight-complex="bold"/>
    </style:style>
    <style:style style:name="T15" style:family="text">
      <style:text-properties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T16" style:family="text">
      <style:text-properties fo:font-size="10pt" style:font-size-asian="10pt" style:font-name-complex="Helvetica" style:font-size-complex="10pt"/>
    </style:style>
    <style:style style:name="T17" style:family="text">
      <style:text-properties fo:font-size="10pt" style:font-name-asian="Helvetica" style:font-size-asian="10pt" style:font-name-complex="Helvetica" style:font-size-complex="10pt"/>
    </style:style>
    <style:style style:name="T18" style:family="text">
      <style:text-properties fo:font-size="10pt" fo:font-weight="bold" style:font-name-asian="Helvetica" style:font-size-asian="10pt" style:font-weight-asian="bold" style:font-name-complex="Helvetica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7924100" text:style-name="L1">
        <text:list-item>
          <text:p text:style-name="P23"><text:span text:style-name="T1">Objeto: </text:span><text:span text:style-name="T2">$info.nomeImovel -</text:span><text:span text:style-name="T1"> </text:span><text:span text:style-name="T2">$parcela.descricao / Município: $info.municipio / $info.uf<text:line-break/>Área do imóvel: $area - Perímetro do imóvel: $perimetro<text:line-break/>Marcos ocupados: $marcos_ocupados; pontos ocupados: $pontos_ocupados; pontos offset: $pontos_offset</text:span></text:p>
        </text:list-item>
        <text:list-item>
          <text:p text:style-name="P23"><text:span text:style-name="T1">Detentor da área: </text:span><text:span text:style-name="T2">$parcela.nomeProprietario</text:span></text:p>
        </text:list-item>
        <text:list-item>
          <text:p text:style-name="P23"><text:span text:style-name="T1">Período de execução: </text:span><text:span text:style-name="T2">zzzzzz</text:span></text:p>
        </text:list-item>
        <text:list-item>
          <text:p text:style-name="P23"><text:span text:style-name="T1">Estações geodésicas de referência utilizadas: </text:span><text:span text:style-name="T2">$rbmc1 e $rbmc2</text:span></text:p>
        </text:list-item>
        <text:list-item>
          <text:p text:style-name="P23"><text:span text:style-name="T1">Controle do levantamento: </text:span><text:span text:style-name="T2">Seqüencial no sentido horário com GPS L1 e L2</text:span></text:p>
        </text:list-item>
        <text:list-item>
          <text:p text:style-name="P23"><text:span text:style-name="T1">Descrição dos serviços executados: </text:span><text:span text:style-name="T2">zzzzzz</text:span></text:p>
        </text:list-item>
        <text:list-item>
          <text:p text:style-name="P23"><text:span text:style-name="T1">Relação de equipamento utilizados: </text:span><text:span text:style-name="T2">zzzzzzzz</text:span></text:p>
        </text:list-item>
        <text:list-item>
          <text:p text:style-name="P23"><text:span text:style-name="T1">Equipe técnica: </text:span><text:span text:style-name="T2">zzzzzzzzzzzzzz</text:span></text:p>
        </text:list-item>
        <text:list-item>
          <text:p text:style-name="P24">Monografia do(s) marco(s) de apoio (C1 e C2): </text:p>
        </text:list-item>
      </text:list>
      <text:p text:style-name="P21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4">VÉRTICE</text:span><text:span text:style-name="T15"> </text:span><text:span text:style-name="T14">DE</text:span><text:span text:style-name="T15"> </text:span><text:span text:style-name="T14">APOIO</text:span><text:span text:style-name="T15"> – </text:span><text:span text:style-name="T14">Código</text:span><text:span text:style-name="T15"> </text:span><text:span text:style-name="T14">do</text:span><text:span text:style-name="T15"> </text:span><text:span text:style-name="T14">vértice</text:span><text:span text:style-name="T15"> - $sat1_codigo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4"><text:span text:style-name="T5">Imóvel</text:span><text:span text:style-name="T6">: </text:span><text:span text:style-name="T3">$info.nomeImovel</text:span></text:p>
          </table:table-cell>
          <table:covered-table-cell/>
          <table:table-cell table:style-name="Table1.C2" table:number-columns-spanned="2" office:value-type="string">
            <text:p text:style-name="P4"><text:span text:style-name="T5">Município</text:span><text:span text:style-name="T6">/</text:span><text:span text:style-name="T5">UF</text:span><text:span text:style-name="T6">: </text:span><text:span text:style-name="T3">$info.municipio / $info.uf</text:span>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4"><text:span text:style-name="T5">Sistema</text:span><text:span text:style-name="T6"> </text:span><text:span text:style-name="T5">Geodésico</text:span><text:span text:style-name="T6"> </text:span><text:span text:style-name="T5">de</text:span><text:span text:style-name="T6"> </text:span><text:span text:style-name="T5">Referência</text:span><text:span text:style-name="T6">: </text:span><text:span text:style-name="T4">$info.datum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6">COORDENADAS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6">Planas<text:span text:style-name="T12"> (</text:span>UTM<text:span text:style-name="T12">)</text:span></text:p>
          </table:table-cell>
          <table:table-cell table:style-name="Table1.B5" table:number-columns-spanned="2" office:value-type="string">
            <text:p text:style-name="P6">Elipsoidais</text:p>
          </table:table-cell>
          <table:covered-table-cell/>
          <table:table-cell table:style-name="Table1.D5" office:value-type="string">
            <text:p text:style-name="P6">Sigmas</text:p>
          </table:table-cell>
        </table:table-row>
        <table:table-row table:style-name="Table1.6">
          <table:table-cell table:style-name="Table1.A6" office:value-type="string">
            <text:p text:style-name="P4"><text:span text:style-name="T8">N</text:span><text:span text:style-name="T10"> = $sat1_utm_n</text:span></text:p>
          </table:table-cell>
          <table:table-cell table:style-name="Table1.B6" table:number-columns-spanned="2" office:value-type="string">
            <text:p text:style-name="P4"><text:span text:style-name="T8">Latitude</text:span><text:span text:style-name="T10"> (</text:span><text:span text:style-name="T11"></text:span><text:span text:style-name="T10">) = $sat1_lat</text:span></text:p>
          </table:table-cell>
          <table:covered-table-cell/>
          <table:table-cell table:style-name="Table1.D6" office:value-type="string">
            <text:p text:style-name="P4"><text:span text:style-name="T11"></text:span><text:span text:style-name="T10">(</text:span><text:span text:style-name="T11"></text:span><text:span text:style-name="T10">) = $sat1_rmsx </text:span><text:span text:style-name="T8">m</text:span></text:p>
          </table:table-cell>
        </table:table-row>
        <table:table-row table:style-name="Table1.7">
          <table:table-cell table:style-name="Table1.A7" office:value-type="string">
            <text:p text:style-name="P4"><text:span text:style-name="T8">E</text:span><text:span text:style-name="T10"> = $sat1_utm_e</text:span></text:p>
          </table:table-cell>
          <table:table-cell table:style-name="Table1.B7" table:number-columns-spanned="2" office:value-type="string">
            <text:p text:style-name="P4"><text:span text:style-name="T8">Longitude</text:span><text:span text:style-name="T10"> (</text:span><text:span text:style-name="T11"></text:span><text:span text:style-name="T10">) = $sat1_lon</text:span></text:p>
          </table:table-cell>
          <table:covered-table-cell/>
          <table:table-cell table:style-name="Table1.D7" office:value-type="string">
            <text:p text:style-name="P4"><text:span text:style-name="T11"></text:span><text:span text:style-name="T10">(</text:span><text:span text:style-name="T11"></text:span><text:span text:style-name="T10">) = $sat1_rmsy </text:span><text:span text:style-name="T8">m</text:span></text:p>
          </table:table-cell>
        </table:table-row>
        <table:table-row table:style-name="Table1.8">
          <table:table-cell table:style-name="Table1.A8" office:value-type="string">
            <text:p text:style-name="P4"><text:span text:style-name="T8">MC</text:span><text:span text:style-name="T10"> = $sat1_mc</text:span></text:p>
          </table:table-cell>
          <table:table-cell table:style-name="Table1.B8" table:number-columns-spanned="2" office:value-type="string">
            <text:p text:style-name="P4"><text:span text:style-name="T8">Altitude</text:span><text:span text:style-name="T10"> </text:span><text:span text:style-name="T8">Elipsoidal</text:span><text:span text:style-name="T10"> (</text:span><text:span text:style-name="T8">h</text:span><text:span text:style-name="T10">) = $sat1_h</text:span></text:p>
          </table:table-cell>
          <table:covered-table-cell/>
          <table:table-cell table:style-name="Table1.D8" office:value-type="string">
            <text:p text:style-name="P4"><text:span text:style-name="T11"></text:span><text:span text:style-name="T10">(</text:span><text:span text:style-name="T8">h</text:span><text:span text:style-name="T10">) = $sat1_rmsh </text:span><text:span text:style-name="T8">m</text:span></text:p>
          </table:table-cell>
        </table:table-row>
        <table:table-row table:style-name="Table1.9">
          <table:table-cell table:style-name="Table1.A1" table:number-columns-spanned="4" office:value-type="string">
            <text:p text:style-name="P6">LOCALIZAÇÃO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2" office:value-type="string">
            <text:p text:style-name="P6">Fotografia<text:span text:style-name="T12"> </text:span>do<text:span text:style-name="T12"> </text:span>Vértice</text:p>
            <text:p text:style-name="P5"/>
          </table:table-cell>
          <table:covered-table-cell/>
          <table:table-cell table:style-name="Table1.C10" table:number-columns-spanned="2" office:value-type="string">
            <text:p text:style-name="P6">Croquis<text:span text:style-name="T12"> </text:span>de<text:span text:style-name="T12"> </text:span>Localização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1">zzzzzzzzzz</text:p>
          </table:table-cell>
          <table:covered-table-cell/>
        </table:table-row>
        <table:table-row table:style-name="Table1.11">
          <table:table-cell table:style-name="Table1.A11" table:number-columns-spanned="4" office:value-type="string">
            <text:p text:style-name="P8">Itinerário<text:span text:style-name="T12">:</text:span></text:p>
            <text:p text:style-name="P13"/>
            <text:p text:style-name="P12">zzzzzzzzzzzzzzzzzzzzzz</text:p>
            <text:p text:style-name="P7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4" office:value-type="string">
            <text:p text:style-name="P8">Descrição<text:span text:style-name="T12">:</text:span></text:p>
            <text:p text:style-name="P7"/>
            <text:p text:style-name="P3"><text:span text:style-name="T7">MARCO</text:span><text:span text:style-name="T9"> </text:span><text:span text:style-name="T7">SATÉLITE</text:span><text:span text:style-name="T9"> $sat1</text:span></text:p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2" office:value-type="string">
            <text:p text:style-name="P8">Estações<text:span text:style-name="T12"> </text:span>de<text:span text:style-name="T12"> </text:span>Referência<text:span text:style-name="T12"> </text:span>utilizadas<text:span text:style-name="T12">:</text:span></text:p>
            <text:p text:style-name="P7"/>
            <text:p text:style-name="P9">ZZZZZZZZZZ: </text:p>
            <text:p text:style-name="P3"><text:span text:style-name="T7">Cód</text:span><text:span text:style-name="T9">. </text:span><text:span text:style-name="T7">Internacional</text:span><text:span text:style-name="T9"> 00000</text:span></text:p>
            <text:p text:style-name="P7"/>
            <text:p text:style-name="P9">ZZZZZZZZZZ: </text:p>
            <text:p text:style-name="P3"><text:span text:style-name="T7">Cód</text:span><text:span text:style-name="T9">. </text:span><text:span text:style-name="T7">Internacional</text:span><text:span text:style-name="T9"> 00000</text:span></text:p>
            <text:p text:style-name="P7"/>
          </table:table-cell>
          <table:covered-table-cell/>
          <table:table-cell table:style-name="Table1.C13" table:number-columns-spanned="2" office:value-type="string">
            <text:p text:style-name="P8">Equipamento<text:span text:style-name="T12"> </text:span>utilizado<text:span text:style-name="T12">:</text:span></text:p>
            <text:p text:style-name="P7"/>
            <text:p text:style-name="P7"/>
            <text:p text:style-name="P7"/>
            <text:p text:style-name="P3"><text:span text:style-name="T8">Marca</text:span><text:span text:style-name="T10">: zzzzzzzzz</text:span></text:p>
            <text:p text:style-name="P3"><text:span text:style-name="T8">Modelo</text:span><text:span text:style-name="T10">: zzzzzzzzz</text:span></text:p>
            <text:p text:style-name="P10">Número<text:span text:style-name="T13"> </text:span>de<text:span text:style-name="T13"> </text:span>Série<text:span text:style-name="T13">: zzzzzzz</text:span></text:p>
            <text:p text:style-name="P14"/>
          </table:table-cell>
          <table:covered-table-cell/>
        </table:table-row>
        <table:table-row table:style-name="Table1.14">
          <table:table-cell table:style-name="Table1.A14" table:number-columns-spanned="3" office:value-type="string">
            <text:p text:style-name="P8">Responsável<text:span text:style-name="T12"> </text:span>Técnico<text:span text:style-name="T12">:</text:span></text:p>
            <text:p text:style-name="P5"/>
            <text:p text:style-name="P5"/>
            <text:p text:style-name="P5"/>
            <text:p text:style-name="P5"/>
            <text:p text:style-name="P18">$rt_nome</text:p>
            <text:p text:style-name="P1"><text:span text:style-name="T17">$rt_profissao, </text:span><text:span text:style-name="T16">CREA</text:span><text:span text:style-name="T17"> </text:span><text:span text:style-name="T16">n</text:span><text:span text:style-name="T17">.</text:span><text:span text:style-name="T16">º</text:span><text:span text:style-name="T17"> $rt_crea</text:span></text:p>
            <text:p text:style-name="P1"><text:span text:style-name="T16">Código</text:span><text:span text:style-name="T17"> </text:span><text:span text:style-name="T16">de</text:span><text:span text:style-name="T17"> </text:span><text:span text:style-name="T16">Credenciamento</text:span><text:span text:style-name="T17"> </text:span><text:span text:style-name="T16">junto</text:span><text:span text:style-name="T17"> </text:span><text:span text:style-name="T16">ao</text:span><text:span text:style-name="T17"> </text:span><text:span text:style-name="T16">INCRA</text:span><text:span text:style-name="T17">:</text:span><text:span text:style-name="T18"> $rt_codigo_credenciamento</text:span></text:p>
            <text:p text:style-name="P15"/>
          </table:table-cell>
          <table:covered-table-cell/>
          <table:covered-table-cell/>
          <table:table-cell table:style-name="Table1.D14" office:value-type="string">
            <text:p text:style-name="P19">Data<text:span text:style-name="T12">:</text:span></text:p>
            <text:p text:style-name="P17"/>
            <text:p text:style-name="P17"/>
            <text:p text:style-name="P17"/>
            <text:p text:style-name="P16"/>
            <text:p text:style-name="P17"/>
            <text:p text:style-name="P20">dd / mm / aaaa</text:p>
            <text:p text:style-name="P5"/>
          </table:table-cell>
        </table:table-row>
      </table:table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2"><text:span text:style-name="T14">VÉRTICE</text:span><text:span text:style-name="T15"> </text:span><text:span text:style-name="T14">DE</text:span><text:span text:style-name="T15"> </text:span><text:span text:style-name="T14">APOIO</text:span><text:span text:style-name="T15"> – </text:span><text:span text:style-name="T14">Código</text:span><text:span text:style-name="T15"> </text:span><text:span text:style-name="T14">do</text:span><text:span text:style-name="T15"> </text:span><text:span text:style-name="T14">vértice</text:span><text:span text:style-name="T15"> - $sat2_codigo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P4"><text:span text:style-name="T5">Imóvel</text:span><text:span text:style-name="T6">: </text:span><text:span text:style-name="T3">$info.nomeImovel</text:span></text:p>
          </table:table-cell>
          <table:covered-table-cell/>
          <table:table-cell table:style-name="Table2.C2" table:number-columns-spanned="2" office:value-type="string">
            <text:p text:style-name="P4"><text:span text:style-name="T5">Município</text:span><text:span text:style-name="T6">/</text:span><text:span text:style-name="T5">UF</text:span><text:span text:style-name="T6">: </text:span><text:span text:style-name="T3">$info.municipio / $info.uf</text:span></text:p>
          </table:table-cell>
          <table:covered-table-cell/>
        </table:table-row>
        <table:table-row table:style-name="Table2.3">
          <table:table-cell table:style-name="Table2.A3" table:number-columns-spanned="4" office:value-type="string">
            <text:p text:style-name="P4"><text:span text:style-name="T5">Sistema</text:span><text:span text:style-name="T6"> </text:span><text:span text:style-name="T5">Geodésico</text:span><text:span text:style-name="T6"> </text:span><text:span text:style-name="T5">de</text:span><text:span text:style-name="T6"> </text:span><text:span text:style-name="T5">Referência</text:span><text:span text:style-name="T6">: </text:span><text:span text:style-name="T4">$info.datum</text:span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table:number-columns-spanned="4" office:value-type="string">
            <text:p text:style-name="P6">COORDENADAS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6">Planas<text:span text:style-name="T12"> (</text:span>UTM<text:span text:style-name="T12">)</text:span></text:p>
          </table:table-cell>
          <table:table-cell table:style-name="Table2.B5" table:number-columns-spanned="2" office:value-type="string">
            <text:p text:style-name="P6">Elipsoidais</text:p>
          </table:table-cell>
          <table:covered-table-cell/>
          <table:table-cell table:style-name="Table2.D5" office:value-type="string">
            <text:p text:style-name="P6">Sigmas</text:p>
          </table:table-cell>
        </table:table-row>
        <table:table-row table:style-name="Table2.6">
          <table:table-cell table:style-name="Table2.A6" office:value-type="string">
            <text:p text:style-name="P4"><text:span text:style-name="T8">N</text:span><text:span text:style-name="T10"> = $sat2_utm_n</text:span></text:p>
          </table:table-cell>
          <table:table-cell table:style-name="Table2.B6" table:number-columns-spanned="2" office:value-type="string">
            <text:p text:style-name="P4"><text:span text:style-name="T8">Latitude</text:span><text:span text:style-name="T10"> (</text:span><text:span text:style-name="T11"></text:span><text:span text:style-name="T10">) = $sat2_lat</text:span></text:p>
          </table:table-cell>
          <table:covered-table-cell/>
          <table:table-cell table:style-name="Table2.D6" office:value-type="string">
            <text:p text:style-name="P4"><text:span text:style-name="T11"></text:span><text:span text:style-name="T10">(</text:span><text:span text:style-name="T11"></text:span><text:span text:style-name="T10">) = $sat2_rmsx </text:span><text:span text:style-name="T8">m</text:span></text:p>
          </table:table-cell>
        </table:table-row>
        <table:table-row table:style-name="Table2.7">
          <table:table-cell table:style-name="Table2.A7" office:value-type="string">
            <text:p text:style-name="P4"><text:span text:style-name="T8">E</text:span><text:span text:style-name="T10"> = $sat2_utm_e</text:span></text:p>
          </table:table-cell>
          <table:table-cell table:style-name="Table2.B7" table:number-columns-spanned="2" office:value-type="string">
            <text:p text:style-name="P4"><text:span text:style-name="T8">Longitude</text:span><text:span text:style-name="T10"> (</text:span><text:span text:style-name="T11"></text:span><text:span text:style-name="T10">) = $sat2_lon</text:span></text:p>
          </table:table-cell>
          <table:covered-table-cell/>
          <table:table-cell table:style-name="Table2.D7" office:value-type="string">
            <text:p text:style-name="P4"><text:span text:style-name="T11"></text:span><text:span text:style-name="T10">(</text:span><text:span text:style-name="T11"></text:span><text:span text:style-name="T10">) = $sat2_rmsy </text:span><text:span text:style-name="T8">m</text:span></text:p>
          </table:table-cell>
        </table:table-row>
        <table:table-row table:style-name="Table2.8">
          <table:table-cell table:style-name="Table2.A8" office:value-type="string">
            <text:p text:style-name="P4"><text:span text:style-name="T8">MC</text:span><text:span text:style-name="T10"> = $sat2_mc</text:span></text:p>
          </table:table-cell>
          <table:table-cell table:style-name="Table2.B8" table:number-columns-spanned="2" office:value-type="string">
            <text:p text:style-name="P4"><text:span text:style-name="T8">Altitude</text:span><text:span text:style-name="T10"> </text:span><text:span text:style-name="T8">Elipsoidal</text:span><text:span text:style-name="T10"> (</text:span><text:span text:style-name="T8">h</text:span><text:span text:style-name="T10">) = $sat2_h</text:span></text:p>
          </table:table-cell>
          <table:covered-table-cell/>
          <table:table-cell table:style-name="Table2.D8" office:value-type="string">
            <text:p text:style-name="P4"><text:span text:style-name="T11"></text:span><text:span text:style-name="T10">(</text:span><text:span text:style-name="T8">h</text:span><text:span text:style-name="T10">) = $sat2_rmsh </text:span><text:span text:style-name="T8">m</text:span></text:p>
          </table:table-cell>
        </table:table-row>
        <table:table-row table:style-name="Table2.9">
          <table:table-cell table:style-name="Table2.A1" table:number-columns-spanned="4" office:value-type="string">
            <text:p text:style-name="P6">LOCALIZAÇÃO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">Fotografia<text:span text:style-name="T12"> </text:span>do<text:span text:style-name="T12"> </text:span>Vértice</text:p>
            <text:p text:style-name="P5"/>
          </table:table-cell>
          <table:covered-table-cell/>
          <table:table-cell table:style-name="Table2.C10" table:number-columns-spanned="2" office:value-type="string">
            <text:p text:style-name="P6">Croquis<text:span text:style-name="T12"> </text:span>de<text:span text:style-name="T12"> </text:span>Localização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1">zzzzzzzzzz</text:p>
          </table:table-cell>
          <table:covered-table-cell/>
        </table:table-row>
        <table:table-row table:style-name="Table2.11">
          <table:table-cell table:style-name="Table2.A11" table:number-columns-spanned="4" office:value-type="string">
            <text:p text:style-name="P8">Itinerário<text:span text:style-name="T12">:</text:span></text:p>
            <text:p text:style-name="P13"/>
            <text:p text:style-name="P12">zzzzzzzzzzzzzzzzzzzzzz</text:p>
            <text:p text:style-name="P7"/>
          </table:table-cell>
          <table:covered-table-cell/>
          <table:covered-table-cell/>
          <table:covered-table-cell/>
        </table:table-row>
        <table:table-row table:style-name="Table2.12">
          <table:table-cell table:style-name="Table2.A12" table:number-columns-spanned="4" office:value-type="string">
            <text:p text:style-name="P8">Descrição<text:span text:style-name="T12">:</text:span></text:p>
            <text:p text:style-name="P7"/>
            <text:p text:style-name="P3"><text:span text:style-name="T7">MARCO</text:span><text:span text:style-name="T9"> </text:span><text:span text:style-name="T7">SATÉLITE</text:span><text:span text:style-name="T9"> $sat2</text:span></text:p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2" office:value-type="string">
            <text:p text:style-name="P8">Estações<text:span text:style-name="T12"> </text:span>de<text:span text:style-name="T12"> </text:span>Referência<text:span text:style-name="T12"> </text:span>utilizadas<text:span text:style-name="T12">:</text:span></text:p>
            <text:p text:style-name="P7"/>
            <text:p text:style-name="P9">ZZZZZZZZZZ: </text:p>
            <text:p text:style-name="P3"><text:span text:style-name="T7">Cód</text:span><text:span text:style-name="T9">. </text:span><text:span text:style-name="T7">Internacional</text:span><text:span text:style-name="T9"> 00000</text:span></text:p>
            <text:p text:style-name="P7"/>
            <text:p text:style-name="P9">ZZZZZZZZZZ: </text:p>
            <text:p text:style-name="P3"><text:span text:style-name="T7">Cód</text:span><text:span text:style-name="T9">. </text:span><text:span text:style-name="T7">Internacional</text:span><text:span text:style-name="T9"> 00000</text:span></text:p>
            <text:p text:style-name="P7"/>
          </table:table-cell>
          <table:covered-table-cell/>
          <table:table-cell table:style-name="Table2.C13" table:number-columns-spanned="2" office:value-type="string">
            <text:p text:style-name="P8">Equipamento<text:span text:style-name="T12"> </text:span>utilizado<text:span text:style-name="T12">:</text:span></text:p>
            <text:p text:style-name="P7"/>
            <text:p text:style-name="P7"/>
            <text:p text:style-name="P7"/>
            <text:p text:style-name="P3"><text:span text:style-name="T8">Marca</text:span><text:span text:style-name="T10">: zzzzzzzzz</text:span></text:p>
            <text:p text:style-name="P3"><text:span text:style-name="T8">Modelo</text:span><text:span text:style-name="T10">: zzzzzzzzz</text:span></text:p>
            <text:p text:style-name="P10">Número<text:span text:style-name="T13"> </text:span>de<text:span text:style-name="T13"> </text:span>Série<text:span text:style-name="T13">: zzzzzzz</text:span></text:p>
            <text:p text:style-name="P14"/>
          </table:table-cell>
          <table:covered-table-cell/>
        </table:table-row>
        <table:table-row table:style-name="Table2.14">
          <table:table-cell table:style-name="Table2.A14" table:number-columns-spanned="3" office:value-type="string">
            <text:p text:style-name="P8">Responsável<text:span text:style-name="T12"> </text:span>Técnico<text:span text:style-name="T12">:</text:span></text:p>
            <text:p text:style-name="P5"/>
            <text:p text:style-name="P5"/>
            <text:p text:style-name="P5"/>
            <text:p text:style-name="P5"/>
            <text:p text:style-name="P18">$rt_nome</text:p>
            <text:p text:style-name="P1"><text:span text:style-name="T17">$rt_profissao, </text:span><text:span text:style-name="T16">CREA</text:span><text:span text:style-name="T17"> </text:span><text:span text:style-name="T16">n</text:span><text:span text:style-name="T17">.</text:span><text:span text:style-name="T16">º</text:span><text:span text:style-name="T17"> $rt_crea</text:span></text:p>
            <text:p text:style-name="P1"><text:span text:style-name="T16">Código</text:span><text:span text:style-name="T17"> </text:span><text:span text:style-name="T16">de</text:span><text:span text:style-name="T17"> </text:span><text:span text:style-name="T16">Credenciamento</text:span><text:span text:style-name="T17"> </text:span><text:span text:style-name="T16">junto</text:span><text:span text:style-name="T17"> </text:span><text:span text:style-name="T16">ao</text:span><text:span text:style-name="T17"> </text:span><text:span text:style-name="T16">INCRA</text:span><text:span text:style-name="T17">:</text:span><text:span text:style-name="T18"> $rt_codigo_credenciamento</text:span></text:p>
            <text:p text:style-name="P15"/>
          </table:table-cell>
          <table:covered-table-cell/>
          <table:covered-table-cell/>
          <table:table-cell table:style-name="Table2.D14" office:value-type="string">
            <text:p text:style-name="P19">Data<text:span text:style-name="T12">:</text:span></text:p>
            <text:p text:style-name="P17"/>
            <text:p text:style-name="P17"/>
            <text:p text:style-name="P17"/>
            <text:p text:style-name="P16"/>
            <text:p text:style-name="P17"/>
            <text:p text:style-name="P20">dd / mm / aaaa</text:p>
            <text:p text:style-name="P5"/>
          </table:table-cell>
        </table:table-row>
      </table:table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2"><text:span text:style-name="T14">VÉRTICE</text:span><text:span text:style-name="T15"> </text:span><text:span text:style-name="T14">DE</text:span><text:span text:style-name="T15"> </text:span><text:span text:style-name="T14">APOIO</text:span><text:span text:style-name="T15"> – </text:span><text:span text:style-name="T14">Código</text:span><text:span text:style-name="T15"> </text:span><text:span text:style-name="T14">do</text:span><text:span text:style-name="T15"> </text:span><text:span text:style-name="T14">vértice</text:span><text:span text:style-name="T15"> - $sat3_codigo</text:span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"><text:span text:style-name="T5">Imóvel</text:span><text:span text:style-name="T6">: </text:span><text:span text:style-name="T3">$info.nomeImovel</text:span></text:p>
          </table:table-cell>
          <table:covered-table-cell/>
          <table:table-cell table:style-name="Table3.C2" table:number-columns-spanned="2" office:value-type="string">
            <text:p text:style-name="P4"><text:span text:style-name="T5">Município</text:span><text:span text:style-name="T6">/</text:span><text:span text:style-name="T5">UF</text:span><text:span text:style-name="T6">: </text:span><text:span text:style-name="T3">$info.municipio / $info.uf</text:span></text:p>
          </table:table-cell>
          <table:covered-table-cell/>
        </table:table-row>
        <table:table-row table:style-name="Table3.3">
          <table:table-cell table:style-name="Table3.A3" table:number-columns-spanned="4" office:value-type="string">
            <text:p text:style-name="P4"><text:span text:style-name="T5">Sistema</text:span><text:span text:style-name="T6"> </text:span><text:span text:style-name="T5">Geodésico</text:span><text:span text:style-name="T6"> </text:span><text:span text:style-name="T5">de</text:span><text:span text:style-name="T6"> </text:span><text:span text:style-name="T5">Referência</text:span><text:span text:style-name="T6">: </text:span><text:span text:style-name="T4">$info.datum</text:span></text:p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P6">COORDENADAS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6">Planas<text:span text:style-name="T12"> (</text:span>UTM<text:span text:style-name="T12">)</text:span></text:p>
          </table:table-cell>
          <table:table-cell table:style-name="Table3.B5" table:number-columns-spanned="2" office:value-type="string">
            <text:p text:style-name="P6">Elipsoidais</text:p>
          </table:table-cell>
          <table:covered-table-cell/>
          <table:table-cell table:style-name="Table3.D5" office:value-type="string">
            <text:p text:style-name="P6">Sigmas</text:p>
          </table:table-cell>
        </table:table-row>
        <table:table-row table:style-name="Table3.6">
          <table:table-cell table:style-name="Table3.A6" office:value-type="string">
            <text:p text:style-name="P4"><text:span text:style-name="T8">N</text:span><text:span text:style-name="T10"> = $sat3_utm_n</text:span></text:p>
          </table:table-cell>
          <table:table-cell table:style-name="Table3.B6" table:number-columns-spanned="2" office:value-type="string">
            <text:p text:style-name="P4"><text:span text:style-name="T8">Latitude</text:span><text:span text:style-name="T10"> (</text:span><text:span text:style-name="T11"></text:span><text:span text:style-name="T10">) = $sat3_lat</text:span></text:p>
          </table:table-cell>
          <table:covered-table-cell/>
          <table:table-cell table:style-name="Table3.D6" office:value-type="string">
            <text:p text:style-name="P4"><text:span text:style-name="T11"></text:span><text:span text:style-name="T10">(</text:span><text:span text:style-name="T11"></text:span><text:span text:style-name="T10">) = $sat3_rmsx </text:span><text:span text:style-name="T8">m</text:span></text:p>
          </table:table-cell>
        </table:table-row>
        <table:table-row table:style-name="Table3.7">
          <table:table-cell table:style-name="Table3.A7" office:value-type="string">
            <text:p text:style-name="P4"><text:span text:style-name="T8">E</text:span><text:span text:style-name="T10"> = $sat3_utm_e</text:span></text:p>
          </table:table-cell>
          <table:table-cell table:style-name="Table3.B7" table:number-columns-spanned="2" office:value-type="string">
            <text:p text:style-name="P4"><text:span text:style-name="T8">Longitude</text:span><text:span text:style-name="T10"> (</text:span><text:span text:style-name="T11"></text:span><text:span text:style-name="T10">) = $sat3_lon</text:span></text:p>
          </table:table-cell>
          <table:covered-table-cell/>
          <table:table-cell table:style-name="Table3.D7" office:value-type="string">
            <text:p text:style-name="P4"><text:span text:style-name="T11"></text:span><text:span text:style-name="T10">(</text:span><text:span text:style-name="T11"></text:span><text:span text:style-name="T10">) = $sat3_rmsy </text:span><text:span text:style-name="T8">m</text:span></text:p>
          </table:table-cell>
        </table:table-row>
        <table:table-row table:style-name="Table3.8">
          <table:table-cell table:style-name="Table3.A8" office:value-type="string">
            <text:p text:style-name="P4"><text:span text:style-name="T8">MC</text:span><text:span text:style-name="T10"> = $sat3_mc</text:span></text:p>
          </table:table-cell>
          <table:table-cell table:style-name="Table3.B8" table:number-columns-spanned="2" office:value-type="string">
            <text:p text:style-name="P4"><text:span text:style-name="T8">Altitude</text:span><text:span text:style-name="T10"> </text:span><text:span text:style-name="T8">Elipsoidal</text:span><text:span text:style-name="T10"> (</text:span><text:span text:style-name="T8">h</text:span><text:span text:style-name="T10">) = $sat3_h</text:span></text:p>
          </table:table-cell>
          <table:covered-table-cell/>
          <table:table-cell table:style-name="Table3.D8" office:value-type="string">
            <text:p text:style-name="P4"><text:span text:style-name="T11"></text:span><text:span text:style-name="T10">(</text:span><text:span text:style-name="T8">h</text:span><text:span text:style-name="T10">) = $sat3_rmsh </text:span><text:span text:style-name="T8">m</text:span></text:p>
          </table:table-cell>
        </table:table-row>
        <table:table-row table:style-name="Table3.9">
          <table:table-cell table:style-name="Table3.A1" table:number-columns-spanned="4" office:value-type="string">
            <text:p text:style-name="P6">LOCALIZAÇÃO</text:p>
          </table:table-cell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2" office:value-type="string">
            <text:p text:style-name="P6">Fotografia<text:span text:style-name="T12"> </text:span>do<text:span text:style-name="T12"> </text:span>Vértice</text:p>
            <text:p text:style-name="P5"/>
          </table:table-cell>
          <table:covered-table-cell/>
          <table:table-cell table:style-name="Table3.C10" table:number-columns-spanned="2" office:value-type="string">
            <text:p text:style-name="P6">Croquis<text:span text:style-name="T12"> </text:span>de<text:span text:style-name="T12"> </text:span>Localização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1">zzzzzzzzzz</text:p>
          </table:table-cell>
          <table:covered-table-cell/>
        </table:table-row>
        <table:table-row table:style-name="Table3.11">
          <table:table-cell table:style-name="Table3.A11" table:number-columns-spanned="4" office:value-type="string">
            <text:p text:style-name="P8">Itinerário<text:span text:style-name="T12">:</text:span></text:p>
            <text:p text:style-name="P13"/>
            <text:p text:style-name="P12">zzzzzzzzzzzzzzzzzzzzzz</text:p>
            <text:p text:style-name="P7"/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4" office:value-type="string">
            <text:p text:style-name="P8">Descrição<text:span text:style-name="T12">:</text:span></text:p>
            <text:p text:style-name="P7"/>
            <text:p text:style-name="P3"><text:span text:style-name="T7">MARCO</text:span><text:span text:style-name="T9"> </text:span><text:span text:style-name="T7">SATÉLITE</text:span><text:span text:style-name="T9"> $sat3</text:span></text:p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3.13">
          <table:table-cell table:style-name="Table3.A13" table:number-columns-spanned="2" office:value-type="string">
            <text:p text:style-name="P8">Estações<text:span text:style-name="T12"> </text:span>de<text:span text:style-name="T12"> </text:span>Referência<text:span text:style-name="T12"> </text:span>utilizadas<text:span text:style-name="T12">:</text:span></text:p>
            <text:p text:style-name="P7"/>
            <text:p text:style-name="P9">ZZZZZZZZZZ: </text:p>
            <text:p text:style-name="P3"><text:span text:style-name="T7">Cód</text:span><text:span text:style-name="T9">. </text:span><text:span text:style-name="T7">Internacional</text:span><text:span text:style-name="T9"> 00000</text:span></text:p>
            <text:p text:style-name="P7"/>
            <text:p text:style-name="P9">ZZZZZZZZZZ: </text:p>
            <text:p text:style-name="P3"><text:span text:style-name="T7">Cód</text:span><text:span text:style-name="T9">. </text:span><text:span text:style-name="T7">Internacional</text:span><text:span text:style-name="T9"> 00000</text:span></text:p>
            <text:p text:style-name="P7"/>
          </table:table-cell>
          <table:covered-table-cell/>
          <table:table-cell table:style-name="Table3.C13" table:number-columns-spanned="2" office:value-type="string">
            <text:p text:style-name="P8">Equipamento<text:span text:style-name="T12"> </text:span>utilizado<text:span text:style-name="T12">:</text:span></text:p>
            <text:p text:style-name="P7"/>
            <text:p text:style-name="P7"/>
            <text:p text:style-name="P7"/>
            <text:p text:style-name="P3"><text:span text:style-name="T8">Marca</text:span><text:span text:style-name="T10">: zzzzzzzzz</text:span></text:p>
            <text:p text:style-name="P3"><text:span text:style-name="T8">Modelo</text:span><text:span text:style-name="T10">: zzzzzzzzz</text:span></text:p>
            <text:p text:style-name="P10">Número<text:span text:style-name="T13"> </text:span>de<text:span text:style-name="T13"> </text:span>Série<text:span text:style-name="T13">: zzzzzzz</text:span></text:p>
            <text:p text:style-name="P14"/>
          </table:table-cell>
          <table:covered-table-cell/>
        </table:table-row>
        <table:table-row table:style-name="Table3.14">
          <table:table-cell table:style-name="Table3.A14" table:number-columns-spanned="3" office:value-type="string">
            <text:p text:style-name="P8">Responsável<text:span text:style-name="T12"> </text:span>Técnico<text:span text:style-name="T12">:</text:span></text:p>
            <text:p text:style-name="P5"/>
            <text:p text:style-name="P5"/>
            <text:p text:style-name="P5"/>
            <text:p text:style-name="P5"/>
            <text:p text:style-name="P18">$rt_nome</text:p>
            <text:p text:style-name="P1"><text:span text:style-name="T17">$rt_profissao, </text:span><text:span text:style-name="T16">CREA</text:span><text:span text:style-name="T17"> </text:span><text:span text:style-name="T16">n</text:span><text:span text:style-name="T17">.</text:span><text:span text:style-name="T16">º</text:span><text:span text:style-name="T17"> $rt_crea</text:span></text:p>
            <text:p text:style-name="P1"><text:span text:style-name="T16">Código</text:span><text:span text:style-name="T17"> </text:span><text:span text:style-name="T16">de</text:span><text:span text:style-name="T17"> </text:span><text:span text:style-name="T16">Credenciamento</text:span><text:span text:style-name="T17"> </text:span><text:span text:style-name="T16">junto</text:span><text:span text:style-name="T17"> </text:span><text:span text:style-name="T16">ao</text:span><text:span text:style-name="T17"> </text:span><text:span text:style-name="T16">INCRA</text:span><text:span text:style-name="T17">:</text:span><text:span text:style-name="T18"> $rt_codigo_credenciamento</text:span></text:p>
            <text:p text:style-name="P15"/>
          </table:table-cell>
          <table:covered-table-cell/>
          <table:covered-table-cell/>
          <table:table-cell table:style-name="Table3.D14" office:value-type="string">
            <text:p text:style-name="P19">Data<text:span text:style-name="T12">:</text:span></text:p>
            <text:p text:style-name="P17"/>
            <text:p text:style-name="P17"/>
            <text:p text:style-name="P17"/>
            <text:p text:style-name="P16"/>
            <text:p text:style-name="P17"/>
            <text:p text:style-name="P20">dd / mm / aaaa</text:p>
            <text:p text:style-name="P5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3T14:00:12</meta:creation-date>
    <dc:date>2011-11-23T17:10:12</dc:date>
    <meta:editing-duration>PT41M31S</meta:editing-duration>
    <meta:editing-cycles>16</meta:editing-cycles>
    <meta:generator>LibreOffice/3.4$Unix LibreOffice_project/340m1$Build-12</meta:generator>
    <meta:document-statistic meta:table-count="3" meta:image-count="0" meta:object-count="0" meta:page-count="5" meta:paragraph-count="129" meta:word-count="463" meta:character-count="3135" meta:non-whitespace-character-count="2836"/>
  </office:meta>
</office:document-meta>
</file>